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 style:family="paragraph" style:parent-style-name="Standard">
      <style:paragraph-properties fo:line-height="200%" fo:text-align="start" style:justify-single-word="false"/>
      <style:text-properties style:text-underline-style="none"/>
    </style:style>
    <style:style style:name="P3"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 Duffy</text:p>
      <text:p text:style-name="P3">CS455</text:p>
      <text:p text:style-name="P3">10/13/11</text:p>
      <text:p text:style-name="P1">Echo Server Experiments</text:p>
      <text:p text:style-name="P2"><text:tab/>In this experiment, I utilized my echo server to test how packet size and server delay effect TCP's round trip time (RTT) and throughput. For each combination of packet size and server delay, 60 packets (3 tests of 20 unique packets) were sent to the server. The server simulates a delay by picking a random number from 0 to 100, and multiplying it by the user specified delay coefficient (meaning if the user specifies a server delay of 5, then the server will be delayed between 0 and 500 ms). It then checks the message for the correct order, <text:s/>and echos the messages back to the client. The results of the three tests were then averaged and plotted on the graphs below. I used to CS machines to perform this experiment: Rabbit (IP address 128.197.12.108) to run the server end, and Mickey (IP address 128.197.12.109) to run the client.</text:p>
      <text:p text:style-name="P2"><text:tab/>The first part of this experiment finds TCP's average round trip time for packets ranging from 1 byte to 1000 bytes. With no server delay, the average RTT of packets was 1ms, regardless of packet size. When server delay increases, the average RTT increased, but my data suggests that packet size made little to no difference. The averages for RTT are roughly equivalent for any packet size, for both 5 delay and 10 delay. The differences can be attributed to the fact that each packet is delayed for a randomized length of time.</text:p>
      <text:p text:style-name="P2"><text:tab/>The second part of this experiment measures the throughput of the network connecting the client and host. With no server delay, throughput increases as message size increases. This is exactly what I expected, since the RTT for messages do not differ enough to cause major fluctuations in throughput. As the RTT for these messages increases, throughput will decrease. This <text:s/>is coherent with my data, as throughput decreases noticeably as server delay incre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uffy</meta:initial-creator>
    <meta:creation-date>2011-10-11T22:25:56</meta:creation-date>
    <dc:date>2011-10-12T17:02:19</dc:date>
    <dc:creator>Tim Duffy</dc:creator>
    <meta:editing-duration>PT18H19M49S</meta:editing-duration>
    <meta:editing-cycles>5</meta:editing-cycles>
    <meta:generator>OpenOffice.org/3.3$Unix OpenOffice.org_project/330m20$Build-9567</meta:generator>
    <meta:document-statistic meta:table-count="0" meta:image-count="0" meta:object-count="0" meta:page-count="1" meta:paragraph-count="7" meta:word-count="321" meta:character-count="1874"/>
  </office:meta>
</office:document-meta>
</file>